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text-properties officeooo:paragraph-rsid="0015db7e"/>
    </style:style>
    <style:style style:name="P7" style:family="paragraph" style:parent-style-name="Standard">
      <style:text-properties officeooo:rsid="00167792" officeooo:paragraph-rsid="00167792"/>
    </style:style>
    <style:style style:name="P8" style:family="paragraph" style:parent-style-name="Standard">
      <style:paragraph-properties fo:text-align="center" style:justify-single-word="false"/>
      <style:text-properties officeooo:rsid="00167792" officeooo:paragraph-rsid="00167792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84ce7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officeooo:rsid="0014ea5a"/>
    </style:style>
    <style:style style:name="T5" style:family="text">
      <style:text-properties officeooo:rsid="0015db7e"/>
    </style:style>
    <style:style style:name="T6" style:family="text">
      <style:text-properties officeooo:rsid="00184ce7"/>
    </style:style>
    <style:style style:name="T7" style:family="text">
      <style:text-properties officeooo:rsid="00195ddb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o <text:span text:style-name="T4">mancera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Revisar caso de uso <text:span text:style-name="T6">Agregar material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Caso de uso <text:span text:style-name="T6">agregar material</text:span>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6">Caso de uso agregar material, documentación completa</text:span></text:p>
            <text:p text:style-name="Standard"><text:s text:c="11"/><text:span text:style-name="T6">Caso de uso agregar material, software</text:span></text:p>
            <text:p text:style-name="Standard">No se aprueba:</text:p>
            <text:p text:style-name="Standard"><text:s text:c="11"/><text:span text:style-name="T6">Poca comunicación con el cliente, se agendará una reunión durante el mes.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8">Avances en el desarrollo de software</text:p>
          </table:table-cell>
          <table:table-cell table:style-name="Tabla1.A1" office:value-type="string">
            <text:p text:style-name="P4"><text:span text:style-name="T6">05</text:span>/1<text:span text:style-name="T6">2</text:span>/2018</text:p>
          </table:table-cell>
          <table:table-cell table:style-name="Tabla1.A1" office:value-type="string">
            <text:p text:style-name="P8"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19">
          <table:table-cell table:style-name="Tabla1.A5" office:value-type="string">
            <text:p text:style-name="P8">Caso de uso <text:span text:style-name="T7">modificar</text:span> <text:soft-page-break/>material</text:p>
          </table:table-cell>
          <table:table-cell table:style-name="Tabla1.A5" office:value-type="string">
            <text:p text:style-name="P8"><text:span text:style-name="T6">05</text:span>/1<text:span text:style-name="T6">2</text:span>/2018</text:p>
          </table:table-cell>
          <table:table-cell table:style-name="Tabla1.A5" office:value-type="string">
            <text:p text:style-name="P8">Team</text:p>
          </table:table-cell>
          <table:table-cell table:style-name="Tabla1.A5" office:value-type="string">
            <text:p text:style-name="P4"/>
          </table:table-cell>
        </table:table-row>
      </table:table>
      <text:h text:style-name="P11" text:outline-level="2">Fecha de próxima reunión</text:h>
      <text:p text:style-name="P6"><text:span text:style-name="T5">Miercoles</text:span> <text:span text:style-name="T6">05</text:span> de <text:span text:style-name="T6">Diciembre</text:span> del 2018 <text:s/>en Sala <text:span text:style-name="T5">Llancahue</text:span> a las 0<text:span text:style-name="T6">9</text:span>:<text:span text:style-name="T6">5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84ce7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30</text:span><text:span text:style-name="MT1">/</text:span><text:span text:style-name="MT3">1</text:span><text:span text:style-name="MT2">1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5</meta:editing-cycles>
    <meta:creation-date>2018-10-06T11:07:00</meta:creation-date>
    <dc:date>2019-03-07T23:30:36.176538237</dc:date>
    <meta:editing-duration>PT2H22M47S</meta:editing-duration>
    <meta:generator>LibreOffice/6.0.3.2$Linux_X86_64 LibreOffice_project/00m0$Build-2</meta:generator>
    <meta:document-statistic meta:table-count="1" meta:image-count="0" meta:object-count="0" meta:page-count="2" meta:paragraph-count="43" meta:word-count="128" meta:character-count="900" meta:non-whitespace-character-count="775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